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istrador do sistema. Concede acesso a todas as funcionalidades do sistema.</text:p>
          </table:table-cell>
        </table:table-row>
        <table:table-row table:style-name="ro1">
          <table:table-cell office:value-type="string" calcext:value-type="string">
            <text:p>GESTAO_USUARIO</text:p>
          </table:table-cell>
          <table:table-cell office:value-type="string" calcext:value-type="string">
            <text:p>Permite ao usuário realizar a gestão dos demais usuários do sistem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 style:data-style-name="N2" text:time-value="11:01:10.26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ércules S. S. José</meta:initial-creator>
    <meta:creation-date>2020-08-23T10:28:12.262000000</meta:creation-date>
    <dc:date>2020-09-27T11:21:25.410000000</dc:date>
    <meta:editing-duration>PT1H30M5S</meta:editing-duration>
    <meta:editing-cycles>3</meta:editing-cycles>
    <meta:generator>LibreOffice/6.4.6.2$Windows_X86_64 LibreOffice_project/0ce51a4fd21bff07a5c061082cc82c5ed232f115</meta:generator>
    <meta:document-statistic meta:table-count="1" meta:cell-count="6" meta:object-count="0"/>
  </office:meta>
</office:document-meta>
</file>